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8.598958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lin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4" table:style-name="ce2">
            <text:p>4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Softwarekomponenten Diagramms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1.5" table:style-name="ce2">
            <text:p>1,5 Std.</text:p>
          </table:table-cell>
          <table:table-cell office:value-type="float" office:value="1" table:style-name="ce2">
            <text:p>1,0 Std.</text:p>
          </table:table-cell>
          <table:table-cell office:value-type="float" office:value="1" table:style-name="ce2">
            <text:p>1,0 Std.</text:p>
          </table:table-cell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Visualisierung des Softwarekomponenten Diagramms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3" table:style-name="ce2">
            <text:p>3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1" table:style-name="ce3">
            <text:p>1,0 Std.</text:p>
          </table:table-cell>
          <table:table-cell table:number-columns-repeated="5" table:style-name="ce2"/>
          <table:table-cell office:value-type="float" office:value="2" table:style-name="ce2">
            <text:p>2,0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1.5" table:style-name="ce3">
            <text:p>1,5 Std.</text:p>
          </table:table-cell>
          <table:table-cell table:number-columns-repeated="5" table:style-name="ce2"/>
          <table:table-cell office:value-type="float" office:value="0.5" table:style-name="ce2">
            <text:p>0,5 Std.</text:p>
          </table:table-cell>
          <table:table-cell table:number-columns-repeated="4" table:style-name="ce2"/>
          <table:table-cell table:number-columns-repeated="16372"/>
        </table:table-row>
        <table:table-row table:style-name="ro1">
          <table:table-cell office:value-type="string" table:style-name="ce1">
            <text:p>Erstellung des Generators</text:p>
          </table:table-cell>
          <table:table-cell table:style-name="ce3"/>
          <table:table-cell table:number-columns-repeated="4" table:style-name="ce2"/>
          <table:table-cell office:value-type="float" office:value="19" table:style-name="ce2">
            <text:p>19,0 Std.</text:p>
          </table:table-cell>
          <table:table-cell table:number-columns-repeated="2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5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 lauffähige Gesamtintegration</text:p>
          </table:table-cell>
          <table:table-cell table:number-columns-repeated="6" table:style-name="ce2"/>
          <table:table-cell office:value-type="float" office:value="1" table:style-name="ce2">
            <text:p>1,0 Std.</text:p>
          </table:table-cell>
          <table:table-cell table:number-columns-repeated="4" table:style-name="ce2"/>
          <table:table-cell table:number-columns-repeated="16372"/>
        </table:table-row>
        <table:table-row table:number-rows-repeated="9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ristoph Loy</dc:creator>
    <meta:creation-date>2018-05-28T20:52:08Z</meta:creation-date>
    <dc:date>2018-07-04T12:57:29Z</dc:date>
    <meta:editing-cycles>5</meta:editing-cycles>
    <meta:editing-duration>PT0S</meta:editing-duration>
  </office:meta>
</office:document-meta>
</file>